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3.38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08in"/>
    </style:style>
    <style:style style:name="Table1.23" style:family="table-row">
      <style:table-row-properties style:min-row-height="0.1569in"/>
    </style:style>
    <style:style style:name="Table1.36" style:family="table-row">
      <style:table-row-properties style:min-row-height="0.7396in"/>
    </style:style>
    <style:style style:name="Table1.37" style:family="table-row">
      <style:table-row-properties style:min-row-height="0.1653in"/>
    </style:style>
    <style:style style:name="P1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officeooo:rsid="000a51de" officeooo:paragraph-rsid="000a51de" style:font-size-asian="12pt" style:font-size-complex="12pt"/>
    </style:style>
    <style:style style:name="P3" style:family="paragraph" style:parent-style-name="Heading_20_2">
      <style:text-properties fo:font-variant="normal" fo:text-transform="none" fo:color="#222222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able_20_Contents">
      <style:text-properties officeooo:rsid="0008fd61" officeooo:paragraph-rsid="0008fd61"/>
    </style:style>
    <style:style style:name="P5" style:family="paragraph" style:parent-style-name="Table_20_Contents">
      <style:text-properties officeooo:rsid="000a15c2" officeooo:paragraph-rsid="000a15c2"/>
    </style:style>
    <style:style style:name="P6" style:family="paragraph" style:parent-style-name="Table_20_Contents">
      <style:text-properties officeooo:rsid="000a15c2" officeooo:paragraph-rsid="000ad32a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127c2f"/>
    </style:style>
    <style:style style:name="P9" style:family="paragraph" style:parent-style-name="Table_20_Contents">
      <style:text-properties fo:font-size="10pt" officeooo:rsid="00112490" officeooo:paragraph-rsid="00112490" style:font-size-asian="10pt" style:font-size-complex="10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officeooo:paragraph-rsid="000ad32a"/>
    </style:style>
    <style:style style:name="P12" style:family="paragraph" style:parent-style-name="Table_20_Contents">
      <style:text-properties officeooo:rsid="000bc342" officeooo:paragraph-rsid="000bc342"/>
    </style:style>
    <style:style style:name="P13" style:family="paragraph" style:parent-style-name="Table_20_Contents">
      <style:text-properties officeooo:rsid="000fbab3" officeooo:paragraph-rsid="000fbab3"/>
    </style:style>
    <style:style style:name="P14" style:family="paragraph" style:parent-style-name="Table_20_Contents">
      <style:text-properties officeooo:rsid="000fc915" officeooo:paragraph-rsid="000fc915"/>
    </style:style>
    <style:style style:name="P15" style:family="paragraph" style:parent-style-name="Table_20_Contents">
      <style:text-properties fo:font-weight="bold" officeooo:rsid="0006437c" officeooo:paragraph-rsid="0006437c" style:font-weight-asian="bold" style:font-weight-complex="bold"/>
    </style:style>
    <style:style style:name="P16" style:family="paragraph" style:parent-style-name="Table_20_Contents">
      <style:text-properties fo:font-weight="bold" officeooo:rsid="0008fd61" officeooo:paragraph-rsid="0008fd61" style:font-weight-asian="bold" style:font-weight-complex="bold"/>
    </style:style>
    <style:style style:name="T1" style:family="text">
      <style:text-properties officeooo:rsid="000a15c2"/>
    </style:style>
    <style:style style:name="T2" style:family="text">
      <style:text-properties fo:font-variant="normal" fo:text-transform="none" fo:color="#eb8205" loext:opacity="100%" style:font-name="apple-system" fo:font-size="11.25pt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3" style:family="text">
      <style:text-properties fo:font-variant="normal" fo:text-transform="none" fo:color="#eb8205" loext:opacity="100%" style:font-name="apple-system" fo:font-size="10pt" fo:letter-spacing="normal" fo:font-style="normal" style:text-underline-style="solid" style:text-underline-width="auto" style:text-underline-color="font-color" fo:font-weight="normal" fo:background-color="#f2f2f2" loext:char-shading-value="0" style:font-size-asian="10pt" style:font-size-complex="10pt"/>
    </style:style>
    <style:style style:name="T4" style:family="text">
      <style:text-properties fo:font-variant="normal" fo:text-transform="none" fo:color="#eb8205" loext:opacity="100%" style:font-name="apple-system" fo:font-size="9pt" fo:letter-spacing="normal" fo:font-style="normal" style:text-underline-style="solid" style:text-underline-width="auto" style:text-underline-color="font-color" fo:font-weight="normal" fo:background-color="#f2f2f2" loext:char-shading-value="0" style:font-size-asian="9pt" style:font-size-complex="9pt"/>
    </style:style>
    <style:style style:name="T5" style:family="text">
      <style:text-properties fo:font-variant="normal" fo:text-transform="none" fo:color="#eb8205" loext:opacity="100%" style:font-name="apple-system" fo:font-size="10.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eb820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2f2f2" loext:char-shading-value="0"/>
    </style:style>
    <style:style style:name="T7" style:family="text">
      <style:text-properties fo:font-variant="normal" fo:text-transform="none" fo:color="#eb8205" loext:opacity="100%" style:text-line-through-style="none" style:text-line-through-type="none" style:font-name="apple-system" fo:font-size="10pt" fo:letter-spacing="normal" fo:font-style="normal" style:text-underline-style="none" fo:font-weight="normal" style:text-blinking="false" fo:background-color="#f2f2f2" loext:char-shading-value="0" style:font-size-asian="10pt" style:font-size-complex="10pt"/>
    </style:style>
    <style:style style:name="T8" style:family="text">
      <style:text-properties fo:font-variant="normal" fo:text-transform="none" fo:color="#eb820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2f2f2" loext:char-shading-value="0" style:font-size-asian="9pt" style:font-size-complex="9pt"/>
    </style:style>
    <style:style style:name="T9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0" style:family="text">
      <style:text-properties fo:font-variant="normal" fo:text-transform="none" fo:color="#212529" loext:opacity="100%" style:font-name="apple-system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212529" loext:opacity="100%" style:font-name="apple-system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212529" loext:opacity="100%" style:font-name="apple-system" fo:font-size="9pt" fo:letter-spacing="normal" fo:font-style="normal" fo:font-weight="normal" officeooo:rsid="0014b0c5" style:font-size-asian="9pt" style:font-size-complex="9pt"/>
    </style:style>
    <style:style style:name="T13" style:family="text">
      <style:text-properties officeooo:rsid="000bc342"/>
    </style:style>
    <style:style style:name="T14" style:family="text">
      <style:text-properties officeooo:rsid="000fbab3"/>
    </style:style>
    <style:style style:name="T15" style:family="text">
      <style:text-properties officeooo:rsid="00127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Nr</text:p>
          </table:table-cell>
          <table:table-cell table:style-name="Table1.A1" office:value-type="string">
            <text:p text:style-name="P16">Project </text:p>
          </table:table-cell>
          <table:table-cell table:style-name="Table1.A1" office:value-type="string">
            <text:p text:style-name="P16">File <text:span text:style-name="T13">NAMES</text:span></text:p>
          </table:table-cell>
          <table:table-cell table:style-name="Table1.D1" office:value-type="string">
            <text:p text:style-name="P16"><text:span text:style-name="T1">Seafile folders </text:span>Link </text:p>
          </table:table-cell>
        </table:table-row>
        <table:table-row>
          <table:table-cell table:style-name="Table1.A2" table:number-rows-spanned="4" office:value-type="string">
            <text:p text:style-name="P4">1-</text:p>
          </table:table-cell>
          <table:table-cell table:style-name="Table1.A2" table:number-rows-spanned="4" office:value-type="string">
            <text:p text:style-name="P4">Triaxtest simulation</text:p>
          </table:table-cell>
          <table:table-cell table:style-name="Table1.A2" office:value-type="string">
            <text:p text:style-name="P5">model_triaxtest.prj</text:p>
          </table:table-cell>
          <table:table-cell table:style-name="Table1.D2" table:number-rows-spanned="3" office:value-type="string">
            <text:p text:style-name="P7"><text:a xlink:type="simple" xlink:href="https://seafile.cloud.uni-hannover.de/d/4aa0c25776f14c698a50/?p=%2F&amp;mode=list" text:style-name="Internet_20_link" text:visited-style-name="Visited_20_Internet_20_Link"><text:line-break/></text:a><text:a xlink:type="simple" xlink:href="https://seafile.cloud.uni-hannover.de/d/4aa0c25776f14c698a50/?p=%2F1_example%2Finput&amp;mode=list" text:style-name="Internet_20_link" text:visited-style-name="Visited_20_Internet_20_Link">Tanzeela</text:a><text:a xlink:type="simple" xlink:href="https://seafile.cloud.uni-hannover.de/d/4aa0c25776f14c698a50/?p=%2F1_example%2Finput&amp;mode=list" text:style-name="Internet_20_link" text:visited-style-name="Visited_20_Internet_20_Link"><text:span text:style-name="T11">/</text:span></text:a><text:a xlink:type="simple" xlink:href="https://seafile.cloud.uni-hannover.de/d/4aa0c25776f14c698a50/?p=%2F1_example%2Finput&amp;mode=list" text:style-name="Internet_20_link" text:visited-style-name="Visited_20_Internet_20_Link"><text:span text:style-name="T8">1_example</text:span></text:a><text:a xlink:type="simple" xlink:href="https://seafile.cloud.uni-hannover.de/d/4aa0c25776f14c698a50/?p=%2F1_example%2Finput&amp;mode=list" text:style-name="Internet_20_link" text:visited-style-name="Visited_20_Internet_20_Link"><text:span text:style-name="T11">/input</text:span></text:a></text:p>
          </table:table-cell>
        </table:table-row>
        <table:table-row table:style-name="Table1.3">
          <table:covered-table-cell table:style-name="Table1.A2"/>
          <table:covered-table-cell table:style-name="Table1.A2"/>
          <table:table-cell table:style-name="Table1.A2" office:value-type="string">
            <text:p text:style-name="P5">model.vtu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geometry.gml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volution.avi</text:p>
          </table:table-cell>
          <table:table-cell table:style-name="Table1.D2" office:value-type="string">
            <text:p text:style-name="Table_20_Contents"><text:a xlink:type="simple" xlink:href="https://seafile.cloud.uni-hannover.de/d/4aa0c25776f14c698a50/?p=%2F1_example&amp;mode=list" text:style-name="Internet_20_link" text:visited-style-name="Visited_20_Internet_20_Link"><text:span text:style-name="T4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1">/1_example</text:span></text:a></text:p>
          </table:table-cell>
        </table:table-row>
        <table:table-row>
          <table:table-cell table:style-name="Table1.A2" table:number-rows-spanned="3" office:value-type="string">
            <text:p text:style-name="P4">2-</text:p>
          </table:table-cell>
          <table:table-cell table:style-name="Table1.A2" table:number-rows-spanned="3" office:value-type="string">
            <text:p text:style-name="P4">convert gli to gml</text:p>
          </table:table-cell>
          <table:table-cell table:style-name="Table1.A2" office:value-type="string">
            <text:p text:style-name="P5">gli2gml.ipynb</text:p>
          </table:table-cell>
          <table:table-cell table:style-name="Table1.D2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8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1">/BDT_model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ELL1.gli</text:p>
          </table:table-cell>
          <table:table-cell table:style-name="Table1.D2" table:number-rows-spanned="2" office:value-type="string">
            <text:p text:style-name="P7"><text:a xlink:type="simple" xlink:href="https://seafile.cloud.uni-hannover.de/d/4aa0c25776f14c698a50/?p=%2FShare__Files&amp;mode=list" text:style-name="Internet_20_link" text:visited-style-name="Visited_20_Internet_20_Link"><text:span text:style-name="T4"><text:line-break/>Tanzeela</text:span></text:a><text:a xlink:type="simple" xlink:href="https://seafile.cloud.uni-hannover.de/d/4aa0c25776f14c698a50/?p=%2FShare__Files&amp;mode=list" text:style-name="Internet_20_link" text:visited-style-name="Visited_20_Internet_20_Link"><text:span text:style-name="T11">/Share__Files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xample.gml</text:p>
          </table:table-cell>
          <table:covered-table-cell table:style-name="Table1.D2"/>
        </table:table-row>
        <table:table-row>
          <table:table-cell table:style-name="Table1.A2" table:number-rows-spanned="2" office:value-type="string">
            <text:p text:style-name="P4">3-</text:p>
          </table:table-cell>
          <table:table-cell table:style-name="Table1.A2" table:number-rows-spanned="2" office:value-type="string">
            <text:p text:style-name="P4">Paper review “On the computational applicability of the modiﬁed Cam-clay model on the</text:p>
            <text:p text:style-name="P4">‘dry’ side”</text:p>
          </table:table-cell>
          <table:table-cell table:style-name="Table1.A2" office:value-type="string">
            <text:h text:style-name="P1" text:outline-level="2">j<text:span text:style-name="T1">.compgeo.2017.09.013.pdf</text:span></text:h>
            <text:p text:style-name="Table_20_Contents"/>
          </table:table-cell>
          <table:table-cell table:style-name="Table1.D2" table:number-rows-spanned="2" office:value-type="string">
            <text:p text:style-name="P7"><text:a xlink:type="simple" xlink:href="https://seafile.cloud.uni-hannover.de/d/4aa0c25776f14c698a50/?p=%2FShare__Files%2FLiterature&amp;mode=list" text:style-name="Internet_20_link" text:visited-style-name="Visited_20_Internet_20_Link"><text:span text:style-name="T4"><text:line-break/>Tanzeela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1">/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8">Share__Files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1">/Literature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2" text:outline-level="2">paper review(1).pdf</text:h>
          </table:table-cell>
          <table:covered-table-cell table:style-name="Table1.D2"/>
        </table:table-row>
        <table:table-row>
          <table:table-cell table:style-name="Table1.A2" table:number-rows-spanned="2" office:value-type="string">
            <text:p text:style-name="P4">4-</text:p>
          </table:table-cell>
          <table:table-cell table:style-name="Table1.A2" table:number-rows-spanned="2" office:value-type="string">
            <text:p text:style-name="P4">Parameter determination for snap back effect (newton raphson code)</text:p>
          </table:table-cell>
          <table:table-cell table:style-name="Table1.A2" office:value-type="string">
            <text:p text:style-name="Table_20_Contents">Critical va<text:span text:style-name="T14">l</text:span>ue of stress ratio.ipynb</text:p>
          </table:table-cell>
          <table:table-cell table:style-name="Table1.D2" table:number-rows-spanned="2" office:value-type="string">
            <text:p text:style-name="P7"><text:a xlink:type="simple" xlink:href="https://seafile.cloud.uni-hannover.de/d/4aa0c25776f14c698a50/?p=%2F1_example&amp;mode=list" text:style-name="Internet_20_link" text:visited-style-name="Visited_20_Internet_20_Link"><text:span text:style-name="T4">Tanzeela</text:span></text:a><text:a xlink:type="simple" xlink:href="https://seafile.cloud.uni-hannover.de/d/4aa0c25776f14c698a50/?p=%2F1_example&amp;mode=list" text:style-name="Internet_20_link" text:visited-style-name="Visited_20_Internet_20_Link">/1_example</text:a><text:span text:style-name="T11"> </text:span><text:span text:style-name="T12">(There is a chance that the expression for function f <text:s/>is wrong in this code. But otherwise the code works fine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Meeting notes 1st april xuerui.odt</text:p>
          </table:table-cell>
          <table:covered-table-cell table:style-name="Table1.D2"/>
        </table:table-row>
        <table:table-row>
          <table:table-cell table:style-name="Table1.A2" office:value-type="string">
            <text:p text:style-name="P4">5- </text:p>
          </table:table-cell>
          <table:table-cell table:style-name="Table1.A2" office:value-type="string">
            <text:p text:style-name="P4">Parametric study simulation</text:p>
          </table:table-cell>
          <table:table-cell table:style-name="Table1.A2" office:value-type="string">
            <text:p text:style-name="P6">Output.zip</text:p>
          </table:table-cell>
          <table:table-cell table:style-name="Table1.D2" office:value-type="string">
            <text:p text:style-name="P11"><text:a xlink:type="simple" xlink:href="https://seafile.cloud.uni-hannover.de/d/4aa0c25776f14c698a50/?p=%2F1_example&amp;mode=list" text:style-name="Internet_20_link" text:visited-style-name="Visited_20_Internet_20_Link"><text:span text:style-name="T4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1">/1_example</text:span></text:a></text:p>
          </table:table-cell>
        </table:table-row>
        <table:table-row>
          <table:table-cell table:style-name="Table1.A2" office:value-type="string">
            <text:p text:style-name="P4">6- </text:p>
          </table:table-cell>
          <table:table-cell table:style-name="Table1.A2" office:value-type="string">
            <text:p text:style-name="P4">Code for parameter change in prj file</text:p>
          </table:table-cell>
          <table:table-cell table:style-name="Table1.A2" office:value-type="string">
            <text:p text:style-name="Table_20_Contents"><text:a xlink:type="simple" xlink:href="https://seafile.cloud.uni-hannover.de/d/4aa0c25776f14c698a50/?p=%2F&amp;mode=list" text:style-name="Internet_20_link" text:visited-style-name="Visited_20_Internet_20_Link">change_parameters.py</text:a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rows-spanned="3" office:value-type="string">
            <text:p text:style-name="P4">7-</text:p>
          </table:table-cell>
          <table:table-cell table:style-name="Table1.A2" table:number-rows-spanned="3" office:value-type="string">
            <text:p text:style-name="P4">Bdt paper review</text:p>
          </table:table-cell>
          <table:table-cell table:style-name="Table1.A2" office:value-type="string">
            <text:p text:style-name="Table_20_Contents">2020JB020539.pdf</text:p>
          </table:table-cell>
          <table:table-cell table:style-name="Table1.D2" table:number-rows-spanned="3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4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1">/BDT_model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2">BDT FIGURE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2">BDT MODEL.pdf</text:p>
          </table:table-cell>
          <table:covered-table-cell table:style-name="Table1.D2"/>
        </table:table-row>
        <table:table-row>
          <table:table-cell table:style-name="Table1.A2" table:number-rows-spanned="2" office:value-type="string">
            <text:p text:style-name="P4">8-</text:p>
          </table:table-cell>
          <table:table-cell table:style-name="Table1.A2" table:number-rows-spanned="2" office:value-type="string">
            <text:p text:style-name="P4">Bdt prj file creation</text:p>
          </table:table-cell>
          <table:table-cell table:style-name="Table1.A2" office:value-type="string">
            <text:p text:style-name="P12">simulation6.prj</text:p>
          </table:table-cell>
          <table:table-cell table:style-name="Table1.D2" table:number-rows-spanned="2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3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0">/BDT_model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2">COMPARISON PRJ.pdf</text:p>
          </table:table-cell>
          <table:covered-table-cell table:style-name="Table1.D2"/>
        </table:table-row>
        <table:table-row>
          <table:table-cell table:style-name="Table1.A2" table:number-rows-spanned="3" office:value-type="string">
            <text:p text:style-name="P4">9-</text:p>
          </table:table-cell>
          <table:table-cell table:style-name="Table1.A2" table:number-rows-spanned="3" office:value-type="string">
            <text:p text:style-name="P4">Bdt simulation</text:p>
          </table:table-cell>
          <table:table-cell table:style-name="Table1.A2" office:value-type="string">
            <text:p text:style-name="Table_20_Contents">simulation1.vtu</text:p>
          </table:table-cell>
          <table:table-cell table:style-name="Table1.D2" table:number-rows-spanned="3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4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1">/BDT_model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simulation1.gml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<text:s/>commands_to_run.png</text:p>
          </table:table-cell>
          <table:covered-table-cell table:style-name="Table1.D2"/>
        </table:table-row>
        <table:table-row table:style-name="Table1.23">
          <table:table-cell table:style-name="Table1.A2" table:number-rows-spanned="2" office:value-type="string">
            <text:p text:style-name="P4">10-</text:p>
          </table:table-cell>
          <table:table-cell table:style-name="Table1.A2" table:number-rows-spanned="2" office:value-type="string">
            <text:p text:style-name="P4">Calculation of Rm</text:p>
          </table:table-cell>
          <table:table-cell table:style-name="Table1.A2" office:value-type="string">
            <text:p text:style-name="P13">document_calculation_R.odt</text:p>
          </table:table-cell>
          <table:table-cell table:style-name="Table1.D2" table:number-rows-spanned="2" office:value-type="string">
            <text:p text:style-name="P8"><text:a xlink:type="simple" xlink:href="https://seafile.cloud.uni-hannover.de/d/4aa0c25776f14c698a50/?p=%2FBDT_model" text:style-name="Internet_20_link" text:visited-style-name="Visited_20_Internet_20_Link"><text:span text:style-name="T4">Tanzeela</text:span></text:a><text:a xlink:type="simple" xlink:href="https://seafile.cloud.uni-hannover.de/d/4aa0c25776f14c698a50/?p=%2FBDT_model" text:style-name="Internet_20_link" text:visited-style-name="Visited_20_Internet_20_Link"><text:span text:style-name="T11">/BDT_model</text:span></text:a></text:p>
          </table:table-cell>
        </table:table-row>
        <table:table-row table:style-name="Table1.23">
          <table:covered-table-cell table:style-name="Table1.A2"/>
          <table:covered-table-cell table:style-name="Table1.A2"/>
          <table:table-cell table:style-name="Table1.A2" office:value-type="string">
            <text:p text:style-name="P13">parameters.pdf/<text:span text:style-name="T15">xlsx</text:span></text:p>
          </table:table-cell>
          <table:covered-table-cell table:style-name="Table1.D2"/>
        </table:table-row>
        <table:table-row>
          <table:table-cell table:style-name="Table1.A2" office:value-type="string">
            <text:p text:style-name="P4">11-</text:p>
          </table:table-cell>
          <table:table-cell table:style-name="Table1.A2" office:value-type="string">
            <text:p text:style-name="P4">Mfront installation</text:p>
          </table:table-cell>
          <table:table-cell table:style-name="Table1.A2" office:value-type="string">
            <text:p text:style-name="P14">Documentation for mfront learning.docx</text:p>
          </table:table-cell>
          <table:table-cell table:style-name="Table1.D2" office:value-type="string">
            <text:p text:style-name="P7"><text:a xlink:type="simple" xlink:href="https://seafile.cloud.uni-hannover.de/d/4aa0c25776f14c698a50/?p=%2FMFront&amp;mode=list" text:style-name="Internet_20_link" text:visited-style-name="Visited_20_Internet_20_Link"><text:span text:style-name="T7">Tanzeela</text:span></text:a><text:a xlink:type="simple" xlink:href="https://seafile.cloud.uni-hannover.de/d/4aa0c25776f14c698a50/?p=%2FMFront&amp;mode=list" text:style-name="Internet_20_link" text:visited-style-name="Visited_20_Internet_20_Link"><text:span text:style-name="T10">/MFront</text:span></text:a></text:p>
          </table:table-cell>
        </table:table-row>
        <text:soft-page-break/>
        <table:table-row>
          <table:table-cell table:style-name="Table1.A2" table:number-rows-spanned="3" office:value-type="string">
            <text:p text:style-name="P4">12-</text:p>
          </table:table-cell>
          <table:table-cell table:style-name="Table1.A2" table:number-rows-spanned="3" office:value-type="string">
            <text:p text:style-name="P4">Mfront <text:span text:style-name="T14">literature</text:span></text:p>
          </table:table-cell>
          <table:table-cell table:style-name="Table1.A2" office:value-type="string">
            <text:p text:style-name="P13"><text:a xlink:type="simple" xlink:href="https://seafile.cloud.uni-hannover.de/d/4aa0c25776f14c698a50/files/?p=%2FMFront%2Fmfront%20document.docx" text:style-name="Internet_20_link" text:visited-style-name="Visited_20_Internet_20_Link"><text:span text:style-name="T5">mfront document.docx</text:span></text:a></text:p>
          </table:table-cell>
          <table:table-cell table:style-name="Table1.D2" table:number-rows-spanned="3" office:value-type="string">
            <text:p text:style-name="P7"><text:a xlink:type="simple" xlink:href="https://seafile.cloud.uni-hannover.de/d/4aa0c25776f14c698a50/?p=%2FMFront&amp;mode=list" text:style-name="Internet_20_link" text:visited-style-name="Visited_20_Internet_20_Link"><text:span text:style-name="T3">Tanzeela</text:span></text:a><text:a xlink:type="simple" xlink:href="https://seafile.cloud.uni-hannover.de/d/4aa0c25776f14c698a50/?p=%2FMFront&amp;mode=list" text:style-name="Internet_20_link" text:visited-style-name="Visited_20_Internet_20_Link"><text:span text:style-name="T10">/MFront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0">The MFrontGenericInterfaceSupport project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3" text:outline-level="2">1-s2.0-S0898122115003132-main.pdf</text:h>
            <text:p text:style-name="Table_20_Contents"/>
          </table:table-cell>
          <table:covered-table-cell table:style-name="Table1.D2"/>
        </table:table-row>
        <table:table-row>
          <table:table-cell table:style-name="Table1.A2" table:number-rows-spanned="7" office:value-type="string">
            <text:p text:style-name="P4">13-</text:p>
          </table:table-cell>
          <table:table-cell table:style-name="Table1.A2" table:number-rows-spanned="7" office:value-type="string">
            <text:p text:style-name="P4">Figures</text:p>
          </table:table-cell>
          <table:table-cell table:style-name="Table1.A2" office:value-type="string">
            <text:p text:style-name="P9">Bond_degre.png</text:p>
          </table:table-cell>
          <table:table-cell table:style-name="Table1.D2" table:number-rows-spanned="7" office:value-type="string">
            <text:p text:style-name="P7"><text:a xlink:type="simple" xlink:href="https://seafile.cloud.uni-hannover.de/d/4aa0c25776f14c698a50/?p=%2FFor_Plot%2FAchive&amp;mode=list" text:style-name="Internet_20_link" text:visited-style-name="Visited_20_Internet_20_Link"><text:span text:style-name="T2">Tanzeela</text:span></text:a><text:a xlink:type="simple" xlink:href="https://seafile.cloud.uni-hannover.de/d/4aa0c25776f14c698a50/?p=%2FFor_Plot%2FAchive&amp;mode=list" text:style-name="Internet_20_link" text:visited-style-name="Visited_20_Internet_20_Link"><text:span text:style-name="T9">/For_Plot/Achive</text:span></text:a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deva_Hard.png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MCC_YS.png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MICP_soil.png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non_soil.png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Not_allowed_case.png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vol_Hard.png</text:p>
          </table:table-cell>
          <table:covered-table-cell table:style-name="Table1.D2"/>
        </table:table-row>
        <table:table-row table:style-name="Table1.36">
          <table:table-cell table:style-name="Table1.A2" table:number-rows-spanned="3" office:value-type="string">
            <text:p text:style-name="Table_20_Contents"/>
          </table:table-cell>
          <table:table-cell table:style-name="Table1.A2" table:number-rows-spanned="3" office:value-type="string">
            <text:p text:style-name="Table_20_Contents"/>
          </table:table-cell>
          <table:table-cell table:style-name="Table1.A2" office:value-type="string">
            <text:p text:style-name="P9">Rev1.png</text:p>
          </table:table-cell>
          <table:table-cell table:style-name="Table1.D2" table:number-rows-spanned="3" office:value-type="string">
            <text:p text:style-name="P7"><text:a xlink:type="simple" xlink:href="https://seafile.cloud.uni-hannover.de/d/4aa0c25776f14c698a50/?p=%2FFor_Plot%2FProgress&amp;mode=list" text:style-name="Internet_20_link" text:visited-style-name="Visited_20_Internet_20_Link"><text:span text:style-name="T6">Tanzeela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9">/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6">For_Plot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9">/Progress</text:span></text:a></text:p>
          </table:table-cell>
        </table:table-row>
        <table:table-row table:style-name="Table1.37">
          <table:covered-table-cell table:style-name="Table1.A2"/>
          <table:covered-table-cell table:style-name="Table1.A2"/>
          <table:table-cell table:style-name="Table1.A2" office:value-type="string">
            <text:p text:style-name="P9">Rev2.png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Svg files</text:p>
          </table:table-cell>
          <table:covered-table-cell table:style-name="Table1.D2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15:16.659354453</meta:creation-date>
    <meta:generator>LibreOffice/7.3.6.2$Linux_X86_64 LibreOffice_project/30$Build-2</meta:generator>
    <dc:date>2022-11-18T13:59:39.317109988</dc:date>
    <meta:editing-duration>PT1H43M28S</meta:editing-duration>
    <meta:editing-cycles>9</meta:editing-cycles>
    <meta:document-statistic meta:table-count="1" meta:image-count="0" meta:object-count="0" meta:page-count="2" meta:paragraph-count="83" meta:word-count="169" meta:character-count="1513" meta:non-whitespace-character-count="1418"/>
  </office:meta>
</office:document-meta>
</file>